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ccc" officeooo:paragraph-rsid="000ccccc"/>
    </style:style>
    <style:style style:name="P2" style:family="paragraph" style:parent-style-name="Standard">
      <style:text-properties style:text-underline-style="solid" style:text-underline-width="auto" style:text-underline-color="font-color" officeooo:rsid="000d692c" officeooo:paragraph-rsid="000d692c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officeooo:rsid="000d3c10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8/2020</text:p>
      <text:p text:style-name="P1"/>
      <text:p text:style-name="P1">CS 3300</text:p>
      <text:p text:style-name="P1"/>
      <text:p text:style-name="P1"/>
      <text:p text:style-name="P1"/>
      <text:p text:style-name="P1"/>
      <text:p text:style-name="P1"/>
      <text:p text:style-name="P1">Project 1: Location service.</text:p>
      <text:p text:style-name="P1"/>
      <text:p text:style-name="P1"/>
      <text:p text:style-name="P1"/>
      <text:p text:style-name="P1"><text:span text:style-name="T1">EPIC</text:span></text:p>
      <text:p text:style-name="P1"/>
      <text:p text:style-name="P1">As a user/client, I want to enter my latitude and longitude so I can find restaurants near me.</text:p>
      <text:p text:style-name="P1"/>
      <text:p text:style-name="P1"/>
      <text:p text:style-name="P1"/>
      <text:p text:style-name="P2">First page</text:p>
      <text:p text:style-name="P1">*Landing page</text:p>
      <text:p text:style-name="P1">*Signup and Login – cloud storage</text:p>
      <text:p text:style-name="P1">*Two-factor authentication (JS)</text:p>
      <text:p text:style-name="P1">*<text:span text:style-name="T2">Chrome</text:span></text:p>
      <text:p text:style-name="P1">*<text:span text:style-name="T2">Salt the password in backend</text:span></text:p>
      <text:p text:style-name="P1"/>
      <text:p text:style-name="P1"/>
      <text:p text:style-name="P1"/>
      <text:p text:style-name="P2">Second page</text:p>
      <text:p text:style-name="P2"><text:span text:style-name="T3">*lat/long/radius search using locations api or whatever api you need</text:span></text:p>
      <text:p text:style-name="P2"><text:span text:style-name="T3">*provide current lat and long with location requesting</text:span></text:p>
      <text:p text:style-name="P2"><text:span text:style-name="T3">*map-google map or leaflet map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09:39:10.411565679</meta:creation-date>
    <dc:date>2020-01-08T11:44:33.085934843</dc:date>
    <meta:editing-duration>PT1H34M52S</meta:editing-duration>
    <meta:editing-cycles>1</meta:editing-cycles>
    <meta:document-statistic meta:table-count="0" meta:image-count="0" meta:object-count="0" meta:page-count="1" meta:paragraph-count="15" meta:word-count="69" meta:character-count="427" meta:non-whitespace-character-count="372"/>
    <meta:generator>LibreOffice/6.3.4.2$Linux_X86_64 LibreOffice_project/30$Build-2</meta:generator>
  </office:meta>
</office:document-meta>
</file>